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34af7" officeooo:paragraph-rsid="00034af7"/>
    </style:style>
    <style:style style:name="P2" style:family="paragraph" style:parent-style-name="Standard">
      <style:text-properties officeooo:rsid="000357f6" officeooo:paragraph-rsid="000357f6"/>
    </style:style>
    <style:style style:name="P3" style:family="paragraph" style:parent-style-name="Standard">
      <style:text-properties officeooo:rsid="0004d46c" officeooo:paragraph-rsid="0004d46c"/>
    </style:style>
    <style:style style:name="P4" style:family="paragraph" style:parent-style-name="Standard">
      <style:text-properties officeooo:rsid="00052811" officeooo:paragraph-rsid="000528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אפליקציית front:</text:p>
      <text:p text:style-name="P1">- אחת ב-react-native</text:p>
      <text:p text:style-name="P1">- אחת ב-react</text:p>
      <text:p text:style-name="P1"/>
      <text:p text:style-name="P1">משתמש:</text:p>
      <text:p text:style-name="P1"/>
      <text:p text:style-name="P1">יכול להוסיף חברים</text:p>
      <text:p text:style-name="P1">צ’אט עם פרטנר – פיצ,רים שונים של צ’אט</text:p>
      <text:p text:style-name="P1">לחפש אנשים</text:p>
      <text:p text:style-name="P1">לחבר בין שני חברים שונים</text:p>
      <text:p text:style-name="P1">צאט עם חברים</text:p>
      <text:p text:style-name="P1">התראות</text:p>
      <text:p text:style-name="P1"/>
      <text:p text:style-name="P1">פרופיל:</text:p>
      <text:p text:style-name="P1">דירוג משדך</text:p>
      <text:p text:style-name="P1">תמונות, שם, bio, סטטוס</text:p>
      <text:p text:style-name="P1"/>
      <text:p text:style-name="P1">שרת:</text:p>
      <text:p text:style-name="P2">שרת על django</text:p>
      <text:p text:style-name="P2">דאטהבייס של mongoDB</text:p>
      <text:p text:style-name="P2"/>
      <text:p text:style-name="P2"/>
      <text:p text:style-name="P3">בקשות לתמוך בהן:</text:p>
      <text:p text:style-name="P2"/>
      <text:p text:style-name="P2">login</text:p>
      <text:p text:style-name="P2"/>
      <text:p text:style-name="P2">search user</text:p>
      <text:p text:style-name="P2"/>
      <text:p text:style-name="P2">friend request</text:p>
      <text:p text:style-name="P2"/>
      <text:p text:style-name="P2">read profile</text:p>
      <text:p text:style-name="P2"/>
      <text:p text:style-name="P2">update Profile</text:p>
      <text:p text:style-name="P2"/>
      <text:p text:style-name="P3">chat/*</text:p>
      <text:p text:style-name="P3"/>
      <text:p text:style-name="P4">chat/dateInv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lack" svg:font-family="'Arial Black'"/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Times New Roman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Times New Roman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DejaVu Sans" style:font-family-asian="'DejaVu Sans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Black" style:font-family-complex="'Arial Black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1:38:36.330258149</meta:creation-date>
    <dc:date>2023-10-27T11:57:09.567733218</dc:date>
    <meta:editing-duration>PT8M22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24" meta:word-count="58" meta:character-count="329" meta:non-whitespace-character-count="294"/>
  </office:meta>
</office:document-meta>
</file>